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3f6b3" officeooo:paragraph-rsid="0013f6b3" style:font-weight-asian="bold" style:font-weight-complex="bold"/>
    </style:style>
    <style:style style:name="P2" style:family="paragraph" style:parent-style-name="Standard">
      <style:text-properties fo:font-weight="bold" officeooo:rsid="0013f6b3" officeooo:paragraph-rsid="0013f6b3" style:font-weight-asian="bold" style:font-weight-complex="bold"/>
    </style:style>
    <style:style style:name="P3" style:family="paragraph" style:parent-style-name="Standard">
      <style:text-properties fo:font-weight="bold" officeooo:rsid="001132cc" officeooo:paragraph-rsid="001132cc" style:font-weight-asian="bold" style:font-weight-complex="bold"/>
    </style:style>
    <style:style style:name="P4" style:family="paragraph" style:parent-style-name="Standard">
      <style:text-properties fo:font-weight="bold" officeooo:rsid="0011c6c2" officeooo:paragraph-rsid="0011c6c2" style:font-weight-asian="bold" style:font-weight-complex="bold"/>
    </style:style>
    <style:style style:name="P5" style:family="paragraph" style:parent-style-name="Standard">
      <style:text-properties fo:font-weight="bold" officeooo:rsid="001386f9" officeooo:paragraph-rsid="001386f9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8.202cm"/>
        </style:tab-stops>
      </style:paragraph-properties>
      <style:text-properties fo:font-weight="bold" officeooo:rsid="001831af" officeooo:paragraph-rsid="001831af" style:font-weight-asian="bold" style:font-weight-complex="bold"/>
    </style:style>
    <style:style style:name="P7" style:family="paragraph" style:parent-style-name="Standard">
      <style:text-properties fo:font-weight="bold" officeooo:rsid="001831af" officeooo:paragraph-rsid="001831af" style:font-weight-asian="bold" style:font-weight-complex="bold"/>
    </style:style>
    <style:style style:name="P8" style:family="paragraph" style:parent-style-name="Standard">
      <style:text-properties officeooo:rsid="001132cc" officeooo:paragraph-rsid="001132cc"/>
    </style:style>
    <style:style style:name="P9" style:family="paragraph" style:parent-style-name="Standard">
      <style:text-properties fo:font-style="italic" fo:font-weight="bold" officeooo:rsid="001386f9" officeooo:paragraph-rsid="001386f9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1c6c2" officeooo:paragraph-rsid="0011c6c2"/>
    </style:style>
    <style:style style:name="P11" style:family="paragraph" style:parent-style-name="Standard">
      <style:text-properties officeooo:rsid="001386f9" officeooo:paragraph-rsid="001386f9"/>
    </style:style>
    <style:style style:name="P12" style:family="paragraph" style:parent-style-name="Standard">
      <style:text-properties fo:font-weight="normal" officeooo:rsid="0013f6b3" officeooo:paragraph-rsid="0013f6b3" style:font-weight-asian="normal" style:font-weight-complex="normal"/>
    </style:style>
    <style:style style:name="P13" style:family="paragraph" style:parent-style-name="Standard">
      <style:text-properties fo:font-weight="normal" officeooo:rsid="0014209d" officeooo:paragraph-rsid="0014209d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8.202cm"/>
        </style:tab-stops>
      </style:paragraph-properties>
      <style:text-properties fo:font-weight="normal" officeooo:rsid="0016147b" officeooo:paragraph-rsid="0016147b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8.202cm"/>
        </style:tab-stops>
      </style:paragraph-properties>
      <style:text-properties fo:font-weight="normal" officeooo:rsid="001831af" officeooo:paragraph-rsid="001831af" style:font-weight-asian="normal" style:font-weight-complex="normal"/>
    </style:style>
    <style:style style:name="P16" style:family="paragraph" style:parent-style-name="Standard">
      <style:text-properties fo:font-weight="normal" officeooo:rsid="001831af" officeooo:paragraph-rsid="001831af" style:font-weight-asian="normal" style:font-weight-complex="normal"/>
    </style:style>
    <style:style style:name="P17" style:family="paragraph" style:parent-style-name="Standard">
      <style:text-properties fo:font-weight="normal" officeooo:rsid="001386f9" officeooo:paragraph-rsid="001386f9" style:font-weight-asian="normal" style:font-weight-complex="normal"/>
    </style:style>
    <style:style style:name="P18" style:family="paragraph" style:parent-style-name="Standard">
      <style:text-properties fo:font-weight="normal" officeooo:rsid="0013f6b3" officeooo:paragraph-rsid="001386f9" style:font-weight-asian="normal" style:font-weight-complex="normal"/>
    </style:style>
    <style:style style:name="P19" style:family="paragraph" style:parent-style-name="Standard">
      <style:text-properties fo:font-weight="normal" officeooo:rsid="0013f6b3" officeooo:paragraph-rsid="0013f6b3" style:font-weight-asian="normal" style:font-weight-complex="normal"/>
    </style:style>
    <style:style style:name="P20" style:family="paragraph" style:parent-style-name="Standard">
      <style:text-properties fo:font-weight="normal" officeooo:rsid="0013f6b3" officeooo:paragraph-rsid="001831af" style:font-weight-asian="normal" style:font-weight-complex="normal"/>
    </style:style>
    <style:style style:name="P21" style:family="paragraph" style:parent-style-name="Standard">
      <style:text-properties fo:font-style="italic" officeooo:rsid="001132cc" officeooo:paragraph-rsid="001132cc" fo:background-color="#ffff0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d" style:font-weight-asian="bold" style:font-weight-complex="bold"/>
    </style:style>
    <style:style style:name="T3" style:family="text">
      <style:text-properties officeooo:rsid="0011c6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f6b3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386f9" style:font-style-asian="italic" style:font-style-complex="italic"/>
    </style:style>
    <style:style style:name="T8" style:family="text">
      <style:text-properties fo:font-style="italic" officeooo:rsid="0014209d" style:font-style-asian="italic" style:font-style-complex="italic"/>
    </style:style>
    <style:style style:name="T9" style:family="text">
      <style:text-properties officeooo:rsid="001420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1">LEZIONE 28/02/2025 – <text:span text:style-name="T3">Sidtemi Digitali </text:span></text:p>
      <text:p text:style-name="P8"/>
      <text:p text:style-name="P3">PROCESS MANAGEMENT </text:p>
      <text:p text:style-name="P8"/>
      <text:p text:style-name="P8">DEAD LOCK : Più PROCESSI CONDIVIDONO UNA RISORSA che attendono che uno dei due processi rilasci il tutto, bloccando il sistema.</text:p>
      <text:p text:style-name="P8"/>
      <text:p text:style-name="P8"/>
      <text:p text:style-name="P8"/>
      <text:p text:style-name="P8"><text:span text:style-name="T1">FORK:</text:span> Serve a creare una replica del processo, e si crea, gerarchia di padre e figli, il padre è quello che viene chiamato e sotto rispondono i figli sono come delle replica. </text:p>
      <text:p text:style-name="P8"/>
      <text:p text:style-name="P8">Ad ogni processo viene associato un ID, chiamato Process ID <text:s/>e anche il Parent Porcess ID che è l’ID del processo padre, da dove è stato diramato da cui è stato eseguito e anche il USER ID che indica l’utente che esegue il processo. <text:span text:style-name="T3">Nonostante ciò vi anche l’antenato di tutti i processi.</text:span></text:p>
      <text:p text:style-name="P8"/>
      <text:p text:style-name="P8"/>
      <text:p text:style-name="P4">PROCESS LIFE CYCLE</text:p>
      <text:p text:style-name="P10"/>
      <text:p text:style-name="P10"><text:span text:style-name="T6">INIT</text:span>: Stato iniziale del processo che serve per caricare in menmoria, può passare solo a <text:span text:style-name="T6">READY</text:span>.</text:p>
      <text:p text:style-name="P10"/>
      <text:p text:style-name="P10">Dopo <text:span text:style-name="T6">READY</text:span> <text:s/>viene memorizzato e può andare in esecuzione di <text:span text:style-name="T6">RUNNI</text:span><text:span text:style-name="T7">N</text:span><text:span text:style-name="T6">G</text:span> e può ritornare di nuovo su <text:span text:style-name="T6">READY</text:span> , per poi passare in<text:span text:style-name="T6"> QUATTRO STATI </text:span>che sono :</text:p>
      <text:p text:style-name="P10"/>
      <text:p text:style-name="P10"/>
      <text:p text:style-name="P10">WAITING: il dato rimane in memoria (RAM).</text:p>
      <text:p text:style-name="P10"/>
      <text:p text:style-name="P10"><text:span text:style-name="T6">SWAPPED</text:span>: il dato viene spostato nella memoria virtuale e poi recuperato e caricato nella memoria centrale.</text:p>
      <text:p text:style-name="P10"/>
      <text:p text:style-name="P10"><text:span text:style-name="T6">ZOMBIE</text:span>: rimane in attesa per essere definitivamente eseguito dal PADRE.</text:p>
      <text:p text:style-name="P10"/>
      <text:p text:style-name="P10"><text:span text:style-name="T6">TERMINATED</text:span>: qui il processo viene permanemente terminato, di conseguenza le risorse vengono riallocate, per ordine del PADRE (root).</text:p>
      <text:p text:style-name="P10"/>
      <text:p text:style-name="P10">Oltre a ciò da Running può passare a WAITING che può passare direttamente a READY oppure da SWAPPED a READY.</text:p>
      <text:p text:style-name="P10"/>
      <text:p text:style-name="P10"/>
      <text:p text:style-name="P10"/>
      <text:p text:style-name="P4">MAIN MEMORY MANAGEMENT</text:p>
      <text:p text:style-name="P10"/>
      <text:p text:style-name="P11">Il meccanismo Paging , permette di fare credere al sistema di avere più memoria di quella che ha, permette din render il rpocesso molto più veloce. </text:p>
      <text:p text:style-name="P11"/>
      <text:p text:style-name="P11"/>
      <text:p text:style-name="P11"/>
      <text:p text:style-name="P11"/>
      <text:p text:style-name="P11"><text:soft-page-break/></text:p>
      <text:p text:style-name="P9">ADDRESS MAPPING</text:p>
      <text:p text:style-name="P10"/>
      <text:p text:style-name="P5">CONSISTENZA: <text:s/><text:span text:style-name="T4">A <text:s/>livello fisico l’indirizzo della memoria portrebbe non essere continua e consistente, mentre ciò non avviene nellamemoria virtuale.</text:span></text:p>
      <text:p text:style-name="P17"/>
      <text:p text:style-name="P5">MAPPING: <text:span text:style-name="T4">non accede direttamentre alla RAM ma alla memoria virtuale , poi il OS lo associa ad un’indirizzo specifico associato. </text:span><text:span text:style-name="T5">La memoria è una e unica e accedendo alla memoria virtuale, è come se accerdessimo alla memoria concreta e vera. La memoria virtuale è una sorta di mappa che permette di accedere ad un certo dato all’interno della </text:span></text:p>
      <text:p text:style-name="P18"/>
      <text:p text:style-name="P18"/>
      <text:p text:style-name="P18"/>
      <text:p text:style-name="P5"/>
      <text:p text:style-name="P5"/>
      <text:p text:style-name="P2">MECCANISMO MEMORIA VIRTUALE.</text:p>
      <text:p text:style-name="P12"/>
      <text:p text:style-name="P12">Dursnte la fase di PAGING : una parte viene spostata nella page frames (MEMORIA FISICA) e il resto viene spostata nella virtuale.</text:p>
      <text:p text:style-name="P12"/>
      <text:p text:style-name="P12"/>
      <text:p text:style-name="P12">Non vengono caricate tutte allo stesso tempo, quelle che non venognmo caricate vengono “memorizzate” nello SWAP SPACE, ovvero con il meccanismo dello SWAP/IN e SWAP/OUT. Scambia frame e pagina a seconda della necessità un’operazione eseguita dal OS. Il tutto viene gestito attreverso l’utilizzo di una tabella apposita.</text:p>
      <text:p text:style-name="P12"/>
      <text:p text:style-name="P12"/>
      <text:p text:style-name="P12"/>
      <text:p text:style-name="P2">GESTIONE DEL FYLE SYSTEM</text:p>
      <text:p text:style-name="P2"/>
      <text:p text:style-name="P12">Attraverso il File System, iun file è un insieme di Byte memorizzate in memorie secondarie, <text:span text:style-name="T9">tutto il resto dei dati non sono file. <text:s/>Automaticamente il file rimane in memoria, i file un’indicatore logico di terminazione chiamato (</text:span><text:span text:style-name="T8">END of File</text:span><text:span text:style-name="T9">) <text:s/>con un’inzio e una fine. Quando il file finisce di leggere i dati IN </text:span><text:span text:style-name="T2">MODALITÀ LOGICA</text:span><text:span text:style-name="T9"> con un puntatore che legge e termina non appena dichiara che ha finito di leggere. </text:span></text:p>
      <text:p text:style-name="P12"/>
      <text:p text:style-name="P13">Le <text:span text:style-name="T6">Directroy</text:span> sono dei File che puntano ad altri file, un puntatore che punta ad un’altro file. <text:s/>Il file formato con Directoru e sotto directory. Viene contraddistindo da un’insieme di carattere e da metacaratteri che serve per indicare dove uno specifico file si trova in memoria, con l’utilizzo del <text:span text:style-name="T1">PATH (percorso)</text:span> in modo univoco, e non è <text:span text:style-name="T1">CASE SENSITIVE </text:span>per quando riguarda Microsoft e Windows e mentre per UNIX non vale questo.</text:p>
      <text:p text:style-name="P13"/>
      <text:p text:style-name="P13"/>
      <text:p text:style-name="P14">Il File System permette anche di amministrarlo con permessi e meccanismi di protezione e gestisce anche la coda nel rilasciare un file o meno.</text:p>
      <text:p text:style-name="P14"/>
      <text:p text:style-name="P14"/>
      <text:p text:style-name="P6"/>
      <text:p text:style-name="P15"/>
      <text:p text:style-name="P15"><text:soft-page-break/></text:p>
      <text:p text:style-name="P7">GESTIONE PERIFERICA DEL DISPOSITIVO</text:p>
      <text:p text:style-name="P16"/>
      <text:p text:style-name="P20"/>
      <text:p text:style-name="P1"><text:span text:style-name="T4">L'OS gestisce la comunicazione con le periferiche fornendo funzioni che permettono ai programmi di utilizzarle. Poiché più programmi possono richiedere simultaneamente l'accesso a un dispositivo, l'OS gestisce una coda di richieste per evitare conflitti (serializzazione). Per ottimizzare la comunicazione, utilizza la </text:span><text:span text:style-name="Strong_20_Emphasis">buffer memory</text:span><text:span text:style-name="T4">, che funge da area di parcheggio per i dati in transito. L'interazione con le periferiche avviene tramite </text:span><text:span text:style-name="Strong_20_Emphasis">device driver</text:span><text:span text:style-name="T4">, software specifici che facilitano questa comunicazione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34:12.360183121</meta:creation-date>
    <dc:date>2025-05-05T19:30:05.342996793</dc:date>
    <meta:editing-duration>PT7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27" meta:word-count="652" meta:character-count="4067" meta:non-whitespace-character-count="3428"/>
  </office:meta>
</office:document-meta>
</file>